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4.760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4.760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3in"/>
    </style:style>
    <style:style style:name="Table3" style:family="table">
      <style:table-properties style:width="6.6931in" table:align="margins" style:shadow="none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4" style:family="table">
      <style:table-properties style:width="6.6931in" table:align="margins" style:shadow="none" style:may-break-between-rows="true" table:border-model="collapsing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75in"/>
    </style:style>
    <style:style style:name="Table5.B" style:family="table-column">
      <style:table-column-properties style:column-width="3.947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8" style:family="table-row">
      <style:table-row-properties style:min-row-height="0.3125in"/>
    </style:style>
    <style:style style:name="Table5.9" style:family="table-row">
      <style:table-row-properties style:min-row-height="0.3417in"/>
    </style:style>
    <style:style style:name="P1" style:family="paragraph" style:parent-style-name="Standard">
      <style:text-properties officeooo:rsid="0015a6ba" officeooo:paragraph-rsid="0015a6ba"/>
    </style:style>
    <style:style style:name="P2" style:family="paragraph" style:parent-style-name="Standard">
      <style:text-properties officeooo:rsid="0017a20b" officeooo:paragraph-rsid="0017a20b"/>
    </style:style>
    <style:style style:name="P3" style:family="paragraph" style:parent-style-name="Standard">
      <style:text-properties officeooo:rsid="0017d25b" officeooo:paragraph-rsid="0017d25b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d25b" officeooo:paragraph-rsid="0017d2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officeooo:rsid="00184e2c" officeooo:paragraph-rsid="00184e2c"/>
    </style:style>
    <style:style style:name="P6" style:family="paragraph" style:parent-style-name="Standard">
      <style:text-properties officeooo:rsid="00197ec5" officeooo:paragraph-rsid="00197ec5"/>
    </style:style>
    <style:style style:name="P7" style:family="paragraph" style:parent-style-name="Table_20_Contents">
      <style:text-properties officeooo:rsid="0015a6ba" officeooo:paragraph-rsid="0015a6ba"/>
    </style:style>
    <style:style style:name="P8" style:family="paragraph" style:parent-style-name="Table_20_Contents">
      <style:text-properties officeooo:rsid="0017a20b" officeooo:paragraph-rsid="0017a20b"/>
    </style:style>
    <style:style style:name="P9" style:family="paragraph" style:parent-style-name="Table_20_Contents">
      <style:text-properties officeooo:rsid="0017d25b" officeooo:paragraph-rsid="0017d25b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1e48" officeooo:paragraph-rsid="00181e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writing-mode="lr-tb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1e48" officeooo:paragraph-rsid="00181e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1e48" officeooo:paragraph-rsid="00197e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text-properties officeooo:rsid="00184e2c" officeooo:paragraph-rsid="00184e2c"/>
    </style:style>
    <style:style style:name="P14" style:family="paragraph" style:parent-style-name="Table_20_Contents">
      <style:text-properties officeooo:rsid="00197ec5" officeooo:paragraph-rsid="00197ec5"/>
    </style:style>
    <style:style style:name="T1" style:family="text">
      <style:text-properties officeooo:rsid="0017a20b"/>
    </style:style>
    <style:style style:name="T2" style:family="text">
      <style:text-properties officeooo:rsid="0017d25b"/>
    </style:style>
    <style:style style:name="T3" style:family="text">
      <style:text-properties fo:color="#ffff00" loext:opacity="100%"/>
    </style:style>
    <style:style style:name="T4" style:family="text">
      <style:text-properties fo:color="#ffff00" loext:opacity="100%" fo:background-color="#2a6099" loext:char-shading-value="0"/>
    </style:style>
    <style:style style:name="T5" style:family="text">
      <style:text-properties fo:color="#ffff00" loext:opacity="100%" officeooo:rsid="00184e2c"/>
    </style:style>
    <style:style style:name="T6" style:family="text">
      <style:text-properties fo:color="#ffff00" loext:opacity="100%" officeooo:rsid="00197ec5"/>
    </style:style>
    <style:style style:name="T7" style:family="text">
      <style:text-properties fo:color="#5aa137" loext:opacity="100%"/>
    </style:style>
    <style:style style:name="T8" style:family="text">
      <style:text-properties fo:color="#fc5c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56 <text:s/>quest logic system <text:s/></text:p>
      <text:p text:style-name="P1"/>
      <text:p text:style-name="P1">this is a idea as to how the quest logic system ought to work </text:p>
      <text:p text:style-name="P1"/>
      <text:p text:style-name="P1">each quest has requirements that can be one <text:s/>or more of these thing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hasItem(“item name”)</text:p>
          </table:table-cell>
          <table:table-cell table:style-name="Table1.B1" office:value-type="string">
            <text:p text:style-name="P8">Does the player have a item in his / her inventory</text:p>
          </table:table-cell>
        </table:table-row>
        <table:table-row>
          <table:table-cell table:style-name="Table1.A2" office:value-type="string">
            <text:p text:style-name="P7">tileState(x,y,”targetstate”)</text:p>
          </table:table-cell>
          <table:table-cell table:style-name="Table1.B2" office:value-type="string">
            <text:p text:style-name="P8">What is the state variable of the tile at x,y (if there is a tile above it will return , else the ground tile will be returned )</text:p>
          </table:table-cell>
        </table:table-row>
        <table:table-row>
          <table:table-cell table:style-name="Table1.A2" office:value-type="string">
            <text:p text:style-name="P7">hasQuest(“quest name”)</text:p>
          </table:table-cell>
          <table:table-cell table:style-name="Table1.B2" office:value-type="string">
            <text:p text:style-name="P8">Does the player have a specific quest ?</text:p>
          </table:table-cell>
        </table:table-row>
        <table:table-row>
          <table:table-cell table:style-name="Table1.A2" office:value-type="string">
            <text:p text:style-name="P7">isNear(x,y,<text:span text:style-name="T1">(max distance )</text:span>)</text:p>
          </table:table-cell>
          <table:table-cell table:style-name="Table1.B2" office:value-type="string">
            <text:p text:style-name="P8">Is the player near the location</text:p>
          </table:table-cell>
        </table:table-row>
        <table:table-row>
          <table:table-cell table:style-name="Table1.A2" office:value-type="string">
            <text:p text:style-name="P8">not()</text:p>
          </table:table-cell>
          <table:table-cell table:style-name="Table1.B2" office:value-type="string">
            <text:p text:style-name="P8">Not gate </text:p>
          </table:table-cell>
        </table:table-row>
        <table:table-row>
          <table:table-cell table:style-name="Table1.A2" office:value-type="string">
            <text:p text:style-name="P8">and()</text:p>
          </table:table-cell>
          <table:table-cell table:style-name="Table1.B2" office:value-type="string">
            <text:p text:style-name="P8">And gate</text:p>
          </table:table-cell>
        </table:table-row>
        <table:table-row>
          <table:table-cell table:style-name="Table1.A2" office:value-type="string">
            <text:p text:style-name="P9">or()</text:p>
          </table:table-cell>
          <table:table-cell table:style-name="Table1.B2" office:value-type="string">
            <text:p text:style-name="P9">Or gate</text:p>
          </table:table-cell>
        </table:table-row>
        <table:table-row>
          <table:table-cell table:style-name="Table1.A2" office:value-type="string">
            <text:p text:style-name="P9">doneQuest()</text:p>
          </table:table-cell>
          <table:table-cell table:style-name="Table1.B2" office:value-type="string">
            <text:p text:style-name="P9">Has the player done a specific quest?</text:p>
          </table:table-cell>
        </table:table-row>
      </table:table>
      <text:p text:style-name="P1"/>
      <text:p text:style-name="P2">Additionally each quest has a list off callbacks (when it will be attempted to be given 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interactwithblock<text:span text:style-name="T2">(opt type)</text:span></text:p>
          </table:table-cell>
          <table:table-cell table:style-name="Table2.B1" office:value-type="string">
            <text:p text:style-name="P8">If player interacts with a block <text:span text:style-name="T2">(optionally add type else it will be any block)</text:span></text:p>
          </table:table-cell>
        </table:table-row>
        <table:table-row>
          <table:table-cell table:style-name="Table2.A2" office:value-type="string">
            <text:p text:style-name="P8">Chance(1-10)(1/(1 to 10)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dialog(“name”,”r”)</text:p>
          </table:table-cell>
          <table:table-cell table:style-name="Table2.B2" office:value-type="string">
            <text:p text:style-name="P8">Name == dialog name , r = result returned by dialog struct (0 if none)</text:p>
          </table:table-cell>
        </table:table-row>
        <table:table-row table:style-name="Table2.4">
          <table:table-cell table:style-name="Table2.A2" office:value-type="string">
            <text:p text:style-name="P9">questcomplete</text:p>
          </table:table-cell>
          <table:table-cell table:style-name="Table2.B2" office:value-type="string">
            <text:p text:style-name="P9">When completing a quest </text:p>
          </table:table-cell>
        </table:table-row>
        <table:table-row table:style-name="Table2.4">
          <table:table-cell table:style-name="Table2.A2" office:value-type="string">
            <text:p text:style-name="P9">And(x,y)</text:p>
          </table:table-cell>
          <table:table-cell table:style-name="Table2.B2" office:value-type="string">
            <text:p text:style-name="P9">Simple and gate</text:p>
          </table:table-cell>
        </table:table-row>
        <table:table-row table:style-name="Table2.4">
          <table:table-cell table:style-name="Table2.A2" office:value-type="string">
            <text:p text:style-name="P9">Or(x,y)</text:p>
          </table:table-cell>
          <table:table-cell table:style-name="Table2.B2" office:value-type="string">
            <text:p text:style-name="P9">Or gate</text:p>
          </table:table-cell>
        </table:table-row>
        <table:table-row table:style-name="Table2.4">
          <table:table-cell table:style-name="Table2.A2" office:value-type="string">
            <text:p text:style-name="P9">Not(x,y)</text:p>
          </table:table-cell>
          <table:table-cell table:style-name="Table2.B2" office:value-type="string">
            <text:p text:style-name="P9">Not gate</text:p>
          </table:table-cell>
        </table:table-row>
      </table:table>
      <text:p text:style-name="P2"/>
      <text:p text:style-name="P3">To define a quest you add the callbacks to a list (seperate list entries for seperate callbacks , if you want to have a quest have multiple conditions needed use the AND gate ) </text:p>
      <text:p text:style-name="P3"/>
      <table:table table:name="Table3" table:style-name="Table3" table:template-name="Box List Blue">
        <table:table-column table:style-name="Table3.A"/>
        <table:table-row table:style-name="Table3.1">
          <table:table-cell table:style-name="Table3.A1" office:value-type="string">
            <text:p text:style-name="P4">[‘‘‘and(interactwithblock(“stone”),and(chance(3)))’’’]</text:p>
          </table:table-cell>
        </table:table-row>
      </table:table>
      <text:p text:style-name="P3"/>
      <text:p text:style-name="P3">this will be passed to a eval statement <text:s/>so do not have syntax errors </text:p>
      <text:p text:style-name="P3">the requirements are defined like this too </text:p>
      <text:p text:style-name="P3"/>
      <text:p text:style-name="P3">for my own sanity <text:s/>quests are defined as classes </text:p>
      <text:p text:style-name="P3"/>
      <table:table table:name="Table4" table:style-name="Table4" table:template-name="Box List Blue">
        <table:table-column table:style-name="Table4.A"/>
        <table:table-row table:style-name="Table4.1">
          <table:table-cell table:style-name="Table4.A1" office:value-type="string">
            <text:p text:style-name="P10"><text:span text:style-name="T7">Class</text:span> questname(qlib.quest):</text:p>
            <text:p text:style-name="P11"><text:s text:c="8"/><text:span text:style-name="T7">def </text:span><text:s/>rq(self):<text:span text:style-name="T4">#get requirements</text:span></text:p>
            <text:p text:style-name="P10"><text:s text:c="16"/><text:span text:style-name="T8">return</text:span> [(list of quest requirements )]<text:line-break/> <text:s text:c="7"/><text:span text:style-name="T7">def</text:span> gc(self):<text:span text:style-name="T4">#get callbacks</text:span></text:p>
            <text:p text:style-name="P10"><text:s text:c="16"/><text:span text:style-name="T8">return</text:span> [(list of callbacks )]</text:p>
            <text:p text:style-name="P10"><text:s text:c="8"/><text:span text:style-name="T7">def</text:span> run(self):</text:p>
            <text:p text:style-name="P10"><text:s text:c="16"/><text:span text:style-name="T3">#place code here </text:span></text:p>
            <text:p text:style-name="P12"><text:s text:c="16"/><text:span text:style-name="T8">return </text:span>1 <text:span text:style-name="T3"># 1 succeeds the quest <text:s/>, </text:span><text:span text:style-name="T5">0 fails it <text:s/></text:span><text:span text:style-name="T6">,2 marks it as in progress and</text:span></text:p>
            <text:p text:style-name="P12"><text:span text:style-name="T6"><text:s text:c="29"/>#updates the questupd function everytime the player moves</text:span></text:p>
            <text:p text:style-name="P12"><text:span text:style-name="T6"><text:s text:c="31"/>#</text:span><text:span text:style-name="T5"> anything else fails it but should <text:s/></text:span><text:span text:style-name="T6">not be used </text:span><text:span text:style-name="T5"><text:s text:c="6"/></text:span></text:p>
          </table:table-cell>
        </table:table-row>
      </table:table>
      <text:p text:style-name="P5"><text:soft-page-break/>For the run code , any python code will work along with the following statements;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getblockstate(x,y)</text:p>
          </table:table-cell>
          <table:table-cell table:style-name="Table5.B1" office:value-type="string">
            <text:p text:style-name="P13">Gets the block state at specified location </text:p>
          </table:table-cell>
        </table:table-row>
        <table:table-row>
          <table:table-cell table:style-name="Table5.A2" office:value-type="string">
            <text:p text:style-name="P13">getdist(“block type”)</text:p>
          </table:table-cell>
          <table:table-cell table:style-name="Table5.B2" office:value-type="string">
            <text:p text:style-name="P13">Get the distance to said block (10 is the max distance ) or 0 if that fails </text:p>
          </table:table-cell>
        </table:table-row>
        <table:table-row>
          <table:table-cell table:style-name="Table5.A2" office:value-type="string">
            <text:p text:style-name="P13">getnpcstate(“npc”)</text:p>
          </table:table-cell>
          <table:table-cell table:style-name="Table5.B2" office:value-type="string">
            <text:p text:style-name="P13">Gets location , and state of <text:s/>an npc </text:p>
          </table:table-cell>
        </table:table-row>
        <table:table-row>
          <table:table-cell table:style-name="Table5.A2" office:value-type="string">
            <text:p text:style-name="P13">getdialogstate()</text:p>
          </table:table-cell>
          <table:table-cell table:style-name="Table5.B2" office:value-type="string">
            <text:p text:style-name="P13">Works if quest <text:s/>triggered by dialog else returns -1 </text:p>
            <text:p text:style-name="P13">returns list of dialog name and dialog state</text:p>
          </table:table-cell>
        </table:table-row>
        <table:table-row>
          <table:table-cell table:style-name="Table5.A2" office:value-type="string">
            <text:p text:style-name="P13">tp(“player (or npcname)”,x,y)</text:p>
          </table:table-cell>
          <table:table-cell table:style-name="Table5.B2" office:value-type="string">
            <text:p text:style-name="P13">Teleports player or npc to location</text:p>
          </table:table-cell>
        </table:table-row>
        <table:table-row>
          <table:table-cell table:style-name="Table5.A2" office:value-type="string">
            <text:p text:style-name="P13">setstate(x,y)</text:p>
          </table:table-cell>
          <table:table-cell table:style-name="Table5.B2" office:value-type="string">
            <text:p text:style-name="P13">Sets the block state at specified location </text:p>
          </table:table-cell>
        </table:table-row>
        <table:table-row>
          <table:table-cell table:style-name="Table5.A2" office:value-type="string">
            <text:p text:style-name="P13">setblock(“type”,x,y,layer=1)</text:p>
          </table:table-cell>
          <table:table-cell table:style-name="Table5.B2" office:value-type="string">
            <text:p text:style-name="P13">Sets the block at specified location , by default as upper layer </text:p>
          </table:table-cell>
        </table:table-row>
        <table:table-row table:style-name="Table5.8">
          <table:table-cell table:style-name="Table5.A2" office:value-type="string">
            <text:p text:style-name="P14">quest(“questname”)</text:p>
          </table:table-cell>
          <table:table-cell table:style-name="Table5.B2" office:value-type="string">
            <text:p text:style-name="P14">Gets the state of quest with name , name if not exists returns 0 else returns 1 for complete , 2 for in progress and 3 for not started</text:p>
          </table:table-cell>
        </table:table-row>
        <table:table-row table:style-name="Table5.9">
          <table:table-cell table:style-name="Table5.A2" office:value-type="string">
            <text:p text:style-name="P14">inv(“item”,amount)</text:p>
          </table:table-cell>
          <table:table-cell table:style-name="Table5.B2" office:value-type="string">
            <text:p text:style-name="P14">Checks if player has #amount of item in inventory </text:p>
          </table:table-cell>
        </table:table-row>
        <table:table-row table:style-name="Table5.9">
          <table:table-cell table:style-name="Table5.A2" office:value-type="string">
            <text:p text:style-name="P14">qsetstate(“questname”)</text:p>
          </table:table-cell>
          <table:table-cell table:style-name="Table5.B2" office:value-type="string">
            <text:p text:style-name="P14">Sets the state of another quest </text:p>
          </table:table-cell>
        </table:table-row>
      </table:table>
      <text:p text:style-name="P5"/>
      <text:p text:style-name="P6">If the quest is in progress the questupd() function will be called , if it returns 0 the quest is failed , if it returns 1 the quest succeeds , if it returns 2 the quest is still in progress</text:p>
      <text:p text:style-name="P6">, it is worth it to note that quests can update the screen if they are in progress and have a screenupd() function (they get passed a argument I , as handle to pygame , and any function that is updating the screen is stopped , (only have one quest with this function or make sure other quests with this function fail if used 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09:26:02.647948704</meta:creation-date>
    <dc:date>2023-03-26T10:29:00.660068106</dc:date>
    <meta:editing-duration>PT8M56S</meta:editing-duration>
    <meta:editing-cycles>1</meta:editing-cycles>
    <meta:document-statistic meta:table-count="5" meta:image-count="0" meta:object-count="0" meta:page-count="2" meta:paragraph-count="71" meta:word-count="553" meta:character-count="3309" meta:non-whitespace-character-count="2644"/>
    <meta:generator>LibreOffice/7.3.7.2$Linux_X86_64 LibreOffice_project/30$Build-2</meta:generator>
  </office:meta>
</office:document-meta>
</file>